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deal" table:style-name="ta1">
        <table:shapes>
          <draw:frame draw:z-index="0" draw:style-name="gr1" draw:text-style-name="P1" svg:width="453.46pt" svg:height="255.23pt" svg:x="602.56pt" svg:y="9.04pt">
            <loext:p draw:notify-on-update-of-ranges="Ideal.B1:Ideal.B1 Ideal.B2:Ideal.B52 Ideal.C1:Ideal.C1 Ideal.C2:Ideal.C52 Ideal.B1:Ideal.B1 Ideal.B2:Ideal.B52 Ideal.D1:Ideal.D1 Ideal.D2:Ideal.D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595.5pt" svg:y="289.87pt">
            <loext:p draw:notify-on-update-of-ranges="Ideal.B1:Ideal.B1 Ideal.B2:Ideal.B52 Ideal.E1:Ideal.E1 Ideal.E2:Ideal.E5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Lightness</text:p>
          </table:table-cell>
          <table:table-cell office:value-type="string" calcext:value-type="string">
            <text:p>CIELAB</text:p>
          </table:table-cell>
          <table:table-cell office:value-type="string" calcext:value-type="string">
            <text:p>Cubic Approx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^2 weight</text:p>
          </table:table-cell>
          <table:table-cell office:value-type="string" calcext:value-type="string">
            <text:p>^3 weight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IF([.B2]&lt;=8;[.B2]/902.3; (([.B2]+16)/116)^3)" office:value-type="float" office:value="0" calcext:value-type="float">
            <text:p>0</text:p>
          </table:table-cell>
          <table:table-cell table:formula="of:=[.$F$2]*([.B2]/100)^2 + [.$G$2]*([.B2]/100)^3" office:value-type="float" office:value="0" calcext:value-type="float">
            <text:p>0</text:p>
          </table:table-cell>
          <table:table-cell table:formula="of:=[.C2]-[.D2]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]&lt;=8;[.B3]/902.3; (([.B3]+16)/116)^3)" office:value-type="float" office:value="0.00221655768591378" calcext:value-type="float">
            <text:p>0.0022165577</text:p>
          </table:table-cell>
          <table:table-cell table:formula="of:=[.$F$2]*([.B3]/100)^2 + [.$G$2]*([.B3]/100)^3" office:value-type="float" office:value="0.000204" calcext:value-type="float">
            <text:p>0.000204</text:p>
          </table:table-cell>
          <table:table-cell table:formula="of:=[.C3]-[.D3]" office:value-type="float" office:value="0.00201255768591378" calcext:value-type="float">
            <text:p>0.002012557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4]&lt;=8;[.B4]/902.3; (([.B4]+16)/116)^3)" office:value-type="float" office:value="0.00443311537182755" calcext:value-type="float">
            <text:p>0.0044331154</text:p>
          </table:table-cell>
          <table:table-cell table:formula="of:=[.$F$2]*([.B4]/100)^2 + [.$G$2]*([.B4]/100)^3" office:value-type="float" office:value="0.000832" calcext:value-type="float">
            <text:p>0.000832</text:p>
          </table:table-cell>
          <table:table-cell table:formula="of:=[.C4]-[.D4]" office:value-type="float" office:value="0.00360111537182755" calcext:value-type="float">
            <text:p>0.0036011154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5]&lt;=8;[.B5]/902.3; (([.B5]+16)/116)^3)" office:value-type="float" office:value="0.00664967305774133" calcext:value-type="float">
            <text:p>0.0066496731</text:p>
          </table:table-cell>
          <table:table-cell table:formula="of:=[.$F$2]*([.B5]/100)^2 + [.$G$2]*([.B5]/100)^3" office:value-type="float" office:value="0.001908" calcext:value-type="float">
            <text:p>0.001908</text:p>
          </table:table-cell>
          <table:table-cell table:formula="of:=[.C5]-[.D5]" office:value-type="float" office:value="0.00474167305774133" calcext:value-type="float">
            <text:p>0.00474167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6]&lt;=8;[.B6]/902.3; (([.B6]+16)/116)^3)" office:value-type="float" office:value="0.0088662307436551" calcext:value-type="float">
            <text:p>0.0088662307</text:p>
          </table:table-cell>
          <table:table-cell table:formula="of:=[.$F$2]*([.B6]/100)^2 + [.$G$2]*([.B6]/100)^3" office:value-type="float" office:value="0.003456" calcext:value-type="float">
            <text:p>0.003456</text:p>
          </table:table-cell>
          <table:table-cell table:formula="of:=[.C6]-[.D6]" office:value-type="float" office:value="0.0054102307436551" calcext:value-type="float">
            <text:p>0.00541023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IF([.B7]&lt;=8;[.B7]/902.3; (([.B7]+16)/116)^3)" office:value-type="float" office:value="0.0112601992701628" calcext:value-type="float">
            <text:p>0.0112601993</text:p>
          </table:table-cell>
          <table:table-cell table:formula="of:=[.$F$2]*([.B7]/100)^2 + [.$G$2]*([.B7]/100)^3" office:value-type="float" office:value="0.0055" calcext:value-type="float">
            <text:p>0.0055</text:p>
          </table:table-cell>
          <table:table-cell table:formula="of:=[.C7]-[.D7]" office:value-type="float" office:value="0.00576019927016278" calcext:value-type="float">
            <text:p>0.005760199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IF([.B8]&lt;=8;[.B8]/902.3; (([.B8]+16)/116)^3)" office:value-type="float" office:value="0.0140637172495797" calcext:value-type="float">
            <text:p>0.0140637172</text:p>
          </table:table-cell>
          <table:table-cell table:formula="of:=[.$F$2]*([.B8]/100)^2 + [.$G$2]*([.B8]/100)^3" office:value-type="float" office:value="0.008064" calcext:value-type="float">
            <text:p>0.008064</text:p>
          </table:table-cell>
          <table:table-cell table:formula="of:=[.C8]-[.D8]" office:value-type="float" office:value="0.00599971724957973" calcext:value-type="float">
            <text:p>0.005999717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IF([.B9]&lt;=8;[.B9]/902.3; (([.B9]+16)/116)^3)" office:value-type="float" office:value="0.0172977571856165" calcext:value-type="float">
            <text:p>0.0172977572</text:p>
          </table:table-cell>
          <table:table-cell table:formula="of:=[.$F$2]*([.B9]/100)^2 + [.$G$2]*([.B9]/100)^3" office:value-type="float" office:value="0.011172" calcext:value-type="float">
            <text:p>0.011172</text:p>
          </table:table-cell>
          <table:table-cell table:formula="of:=[.C9]-[.D9]" office:value-type="float" office:value="0.00612575718561647" calcext:value-type="float">
            <text:p>0.006125757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IF([.B10]&lt;=8;[.B10]/902.3; (([.B10]+16)/116)^3)" office:value-type="float" office:value="0.020993070646603" calcext:value-type="float">
            <text:p>0.0209930706</text:p>
          </table:table-cell>
          <table:table-cell table:formula="of:=[.$F$2]*([.B10]/100)^2 + [.$G$2]*([.B10]/100)^3" office:value-type="float" office:value="0.014848" calcext:value-type="float">
            <text:p>0.014848</text:p>
          </table:table-cell>
          <table:table-cell table:formula="of:=[.C10]-[.D10]" office:value-type="float" office:value="0.00614507064660298" calcext:value-type="float">
            <text:p>0.00614507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IF([.B11]&lt;=8;[.B11]/902.3; (([.B11]+16)/116)^3)" office:value-type="float" office:value="0.0251804092008692" calcext:value-type="float">
            <text:p>0.0251804092</text:p>
          </table:table-cell>
          <table:table-cell table:formula="of:=[.$F$2]*([.B11]/100)^2 + [.$G$2]*([.B11]/100)^3" office:value-type="float" office:value="0.019116" calcext:value-type="float">
            <text:p>0.019116</text:p>
          </table:table-cell>
          <table:table-cell table:formula="of:=[.C11]-[.D11]" office:value-type="float" office:value="0.00606440920086924" calcext:value-type="float">
            <text:p>0.00606440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IF([.B12]&lt;=8;[.B12]/902.3; (([.B12]+16)/116)^3)" office:value-type="float" office:value="0.0298905244167453" calcext:value-type="float">
            <text:p>0.0298905244</text:p>
          </table:table-cell>
          <table:table-cell table:formula="of:=[.$F$2]*([.B12]/100)^2 + [.$G$2]*([.B12]/100)^3" office:value-type="float" office:value="0.024" calcext:value-type="float">
            <text:p>0.024</text:p>
          </table:table-cell>
          <table:table-cell table:formula="of:=[.C12]-[.D12]" office:value-type="float" office:value="0.00589052441674525" calcext:value-type="float">
            <text:p>0.00589052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IF([.B13]&lt;=8;[.B13]/902.3; (([.B13]+16)/116)^3)" office:value-type="float" office:value="0.035154167862561" calcext:value-type="float">
            <text:p>0.0351541679</text:p>
          </table:table-cell>
          <table:table-cell table:formula="of:=[.$F$2]*([.B13]/100)^2 + [.$G$2]*([.B13]/100)^3" office:value-type="float" office:value="0.029524" calcext:value-type="float">
            <text:p>0.029524</text:p>
          </table:table-cell>
          <table:table-cell table:formula="of:=[.C13]-[.D13]" office:value-type="float" office:value="0.00563016786256099" calcext:value-type="float">
            <text:p>0.00563016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IF([.B14]&lt;=8;[.B14]/902.3; (([.B14]+16)/116)^3)" office:value-type="float" office:value="0.0410020911066464" calcext:value-type="float">
            <text:p>0.0410020911</text:p>
          </table:table-cell>
          <table:table-cell table:formula="of:=[.$F$2]*([.B14]/100)^2 + [.$G$2]*([.B14]/100)^3" office:value-type="float" office:value="0.035712" calcext:value-type="float">
            <text:p>0.035712</text:p>
          </table:table-cell>
          <table:table-cell table:formula="of:=[.C14]-[.D14]" office:value-type="float" office:value="0.00529009110664645" calcext:value-type="float">
            <text:p>0.00529009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IF([.B15]&lt;=8;[.B15]/902.3; (([.B15]+16)/116)^3)" office:value-type="float" office:value="0.0474650457173316" calcext:value-type="float">
            <text:p>0.0474650457</text:p>
          </table:table-cell>
          <table:table-cell table:formula="of:=[.$F$2]*([.B15]/100)^2 + [.$G$2]*([.B15]/100)^3" office:value-type="float" office:value="0.042588" calcext:value-type="float">
            <text:p>0.042588</text:p>
          </table:table-cell>
          <table:table-cell table:formula="of:=[.C15]-[.D15]" office:value-type="float" office:value="0.00487704571733159" calcext:value-type="float">
            <text:p>0.004877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IF([.B16]&lt;=8;[.B16]/902.3; (([.B16]+16)/116)^3)" office:value-type="float" office:value="0.0545737832629464" calcext:value-type="float">
            <text:p>0.0545737833</text:p>
          </table:table-cell>
          <table:table-cell table:formula="of:=[.$F$2]*([.B16]/100)^2 + [.$G$2]*([.B16]/100)^3" office:value-type="float" office:value="0.050176" calcext:value-type="float">
            <text:p>0.050176</text:p>
          </table:table-cell>
          <table:table-cell table:formula="of:=[.C16]-[.D16]" office:value-type="float" office:value="0.00439778326294639" calcext:value-type="float">
            <text:p>0.00439778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IF([.B17]&lt;=8;[.B17]/902.3; (([.B17]+16)/116)^3)" office:value-type="float" office:value="0.0623590553118209" calcext:value-type="float">
            <text:p>0.0623590553</text:p>
          </table:table-cell>
          <table:table-cell table:formula="of:=[.$F$2]*([.B17]/100)^2 + [.$G$2]*([.B17]/100)^3" office:value-type="float" office:value="0.0585" calcext:value-type="float">
            <text:p>0.0585</text:p>
          </table:table-cell>
          <table:table-cell table:formula="of:=[.C17]-[.D17]" office:value-type="float" office:value="0.00385905531182092" calcext:value-type="float">
            <text:p>0.00385905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IF([.B18]&lt;=8;[.B18]/902.3; (([.B18]+16)/116)^3)" office:value-type="float" office:value="0.070851613432285" calcext:value-type="float">
            <text:p>0.0708516134</text:p>
          </table:table-cell>
          <table:table-cell table:formula="of:=[.$F$2]*([.B18]/100)^2 + [.$G$2]*([.B18]/100)^3" office:value-type="float" office:value="0.067584" calcext:value-type="float">
            <text:p>0.067584</text:p>
          </table:table-cell>
          <table:table-cell table:formula="of:=[.C18]-[.D18]" office:value-type="float" office:value="0.00326761343228504" calcext:value-type="float">
            <text:p>0.00326761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IF([.B19]&lt;=8;[.B19]/902.3; (([.B19]+16)/116)^3)" office:value-type="float" office:value="0.0800822091926688" calcext:value-type="float">
            <text:p>0.0800822092</text:p>
          </table:table-cell>
          <table:table-cell table:formula="of:=[.$F$2]*([.B19]/100)^2 + [.$G$2]*([.B19]/100)^3" office:value-type="float" office:value="0.077452" calcext:value-type="float">
            <text:p>0.077452</text:p>
          </table:table-cell>
          <table:table-cell table:formula="of:=[.C19]-[.D19]" office:value-type="float" office:value="0.00263020919266879" calcext:value-type="float">
            <text:p>0.00263020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IF([.B20]&lt;=8;[.B20]/902.3; (([.B20]+16)/116)^3)" office:value-type="float" office:value="0.0900815941613022" calcext:value-type="float">
            <text:p>0.0900815942</text:p>
          </table:table-cell>
          <table:table-cell table:formula="of:=[.$F$2]*([.B20]/100)^2 + [.$G$2]*([.B20]/100)^3" office:value-type="float" office:value="0.088128" calcext:value-type="float">
            <text:p>0.088128</text:p>
          </table:table-cell>
          <table:table-cell table:formula="of:=[.C20]-[.D20]" office:value-type="float" office:value="0.00195359416130224" calcext:value-type="float">
            <text:p>0.00195359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IF([.B21]&lt;=8;[.B21]/902.3; (([.B21]+16)/116)^3)" office:value-type="float" office:value="0.100880519906515" calcext:value-type="float">
            <text:p>0.1008805199</text:p>
          </table:table-cell>
          <table:table-cell table:formula="of:=[.$F$2]*([.B21]/100)^2 + [.$G$2]*([.B21]/100)^3" office:value-type="float" office:value="0.099636" calcext:value-type="float">
            <text:p>0.099636</text:p>
          </table:table-cell>
          <table:table-cell table:formula="of:=[.C21]-[.D21]" office:value-type="float" office:value="0.00124451990651522" calcext:value-type="float">
            <text:p>0.00124451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IF([.B22]&lt;=8;[.B22]/902.3; (([.B22]+16)/116)^3)" office:value-type="float" office:value="0.112509737996638" calcext:value-type="float">
            <text:p>0.112509738</text:p>
          </table:table-cell>
          <table:table-cell table:formula="of:=[.$F$2]*([.B22]/100)^2 + [.$G$2]*([.B22]/100)^3" office:value-type="float" office:value="0.112" calcext:value-type="float">
            <text:p>0.112</text:p>
          </table:table-cell>
          <table:table-cell table:formula="of:=[.C22]-[.D22]" office:value-type="float" office:value="0.000509737996637824" calcext:value-type="float">
            <text:p>0.0005097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IF([.B23]&lt;=8;[.B23]/902.3; (([.B23]+16)/116)^3)" office:value-type="float" office:value="0.125" calcext:value-type="float">
            <text:p>0.125</text:p>
          </table:table-cell>
          <table:table-cell table:formula="of:=[.$F$2]*([.B23]/100)^2 + [.$G$2]*([.B23]/100)^3" office:value-type="float" office:value="0.125244" calcext:value-type="float">
            <text:p>0.125244</text:p>
          </table:table-cell>
          <table:table-cell table:formula="of:=[.C23]-[.D23]" office:value-type="float" office:value="-0.000243999999999966" calcext:value-type="float">
            <text:p>-0.0002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IF([.B24]&lt;=8;[.B24]/902.3; (([.B24]+16)/116)^3)" office:value-type="float" office:value="0.138382057484932" calcext:value-type="float">
            <text:p>0.1383820575</text:p>
          </table:table-cell>
          <table:table-cell table:formula="of:=[.$F$2]*([.B24]/100)^2 + [.$G$2]*([.B24]/100)^3" office:value-type="float" office:value="0.139392" calcext:value-type="float">
            <text:p>0.139392</text:p>
          </table:table-cell>
          <table:table-cell table:formula="of:=[.C24]-[.D24]" office:value-type="float" office:value="-0.00100994251506822" calcext:value-type="float">
            <text:p>-0.00100994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IF([.B25]&lt;=8;[.B25]/902.3; (([.B25]+16)/116)^3)" office:value-type="float" office:value="0.152686662019763" calcext:value-type="float">
            <text:p>0.152686662</text:p>
          </table:table-cell>
          <table:table-cell table:formula="of:=[.$F$2]*([.B25]/100)^2 + [.$G$2]*([.B25]/100)^3" office:value-type="float" office:value="0.154468" calcext:value-type="float">
            <text:p>0.154468</text:p>
          </table:table-cell>
          <table:table-cell table:formula="of:=[.C25]-[.D25]" office:value-type="float" office:value="-0.00178133798023702" calcext:value-type="float">
            <text:p>-0.0017813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IF([.B26]&lt;=8;[.B26]/902.3; (([.B26]+16)/116)^3)" office:value-type="float" office:value="0.167944565172824" calcext:value-type="float">
            <text:p>0.1679445652</text:p>
          </table:table-cell>
          <table:table-cell table:formula="of:=[.$F$2]*([.B26]/100)^2 + [.$G$2]*([.B26]/100)^3" office:value-type="float" office:value="0.170496" calcext:value-type="float">
            <text:p>0.170496</text:p>
          </table:table-cell>
          <table:table-cell table:formula="of:=[.C26]-[.D26]" office:value-type="float" office:value="-0.00255143482717618" calcext:value-type="float">
            <text:p>-0.00255143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IF([.B27]&lt;=8;[.B27]/902.3; (([.B27]+16)/116)^3)" office:value-type="float" office:value="0.184186518512444" calcext:value-type="float">
            <text:p>0.1841865185</text:p>
          </table:table-cell>
          <table:table-cell table:formula="of:=[.$F$2]*([.B27]/100)^2 + [.$G$2]*([.B27]/100)^3" office:value-type="float" office:value="0.1875" calcext:value-type="float">
            <text:p>0.1875</text:p>
          </table:table-cell>
          <table:table-cell table:formula="of:=[.C27]-[.D27]" office:value-type="float" office:value="-0.00331348148755584" calcext:value-type="float">
            <text:p>-0.00331348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IF([.B28]&lt;=8;[.B28]/902.3; (([.B28]+16)/116)^3)" office:value-type="float" office:value="0.201443273606954" calcext:value-type="float">
            <text:p>0.2014432736</text:p>
          </table:table-cell>
          <table:table-cell table:formula="of:=[.$F$2]*([.B28]/100)^2 + [.$G$2]*([.B28]/100)^3" office:value-type="float" office:value="0.205504" calcext:value-type="float">
            <text:p>0.205504</text:p>
          </table:table-cell>
          <table:table-cell table:formula="of:=[.C28]-[.D28]" office:value-type="float" office:value="-0.00406072639304611" calcext:value-type="float">
            <text:p>-0.00406072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IF([.B29]&lt;=8;[.B29]/902.3; (([.B29]+16)/116)^3)" office:value-type="float" office:value="0.219745582024683" calcext:value-type="float">
            <text:p>0.219745582</text:p>
          </table:table-cell>
          <table:table-cell table:formula="of:=[.$F$2]*([.B29]/100)^2 + [.$G$2]*([.B29]/100)^3" office:value-type="float" office:value="0.224532" calcext:value-type="float">
            <text:p>0.224532</text:p>
          </table:table-cell>
          <table:table-cell table:formula="of:=[.C29]-[.D29]" office:value-type="float" office:value="-0.00478641797531676" calcext:value-type="float">
            <text:p>-0.0047864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IF([.B30]&lt;=8;[.B30]/902.3; (([.B30]+16)/116)^3)" office:value-type="float" office:value="0.239124195333962" calcext:value-type="float">
            <text:p>0.2391241953</text:p>
          </table:table-cell>
          <table:table-cell table:formula="of:=[.$F$2]*([.B30]/100)^2 + [.$G$2]*([.B30]/100)^3" office:value-type="float" office:value="0.244608" calcext:value-type="float">
            <text:p>0.244608</text:p>
          </table:table-cell>
          <table:table-cell table:formula="of:=[.C30]-[.D30]" office:value-type="float" office:value="-0.00548380466603798" calcext:value-type="float">
            <text:p>-0.00548380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IF([.B31]&lt;=8;[.B31]/902.3; (([.B31]+16)/116)^3)" office:value-type="float" office:value="0.25960986510312" calcext:value-type="float">
            <text:p>0.2596098651</text:p>
          </table:table-cell>
          <table:table-cell table:formula="of:=[.$F$2]*([.B31]/100)^2 + [.$G$2]*([.B31]/100)^3" office:value-type="float" office:value="0.265756" calcext:value-type="float">
            <text:p>0.265756</text:p>
          </table:table-cell>
          <table:table-cell table:formula="of:=[.C31]-[.D31]" office:value-type="float" office:value="-0.00614613489687965" calcext:value-type="float">
            <text:p>-0.00614613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IF([.B32]&lt;=8;[.B32]/902.3; (([.B32]+16)/116)^3)" office:value-type="float" office:value="0.281233342900488" calcext:value-type="float">
            <text:p>0.2812333429</text:p>
          </table:table-cell>
          <table:table-cell table:formula="of:=[.$F$2]*([.B32]/100)^2 + [.$G$2]*([.B32]/100)^3" office:value-type="float" office:value="0.288" calcext:value-type="float">
            <text:p>0.288</text:p>
          </table:table-cell>
          <table:table-cell table:formula="of:=[.C32]-[.D32]" office:value-type="float" office:value="-0.00676665709951207" calcext:value-type="float">
            <text:p>-0.00676665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IF([.B33]&lt;=8;[.B33]/902.3; (([.B33]+16)/116)^3)" office:value-type="float" office:value="0.304025380294395" calcext:value-type="float">
            <text:p>0.3040253803</text:p>
          </table:table-cell>
          <table:table-cell table:formula="of:=[.$F$2]*([.B33]/100)^2 + [.$G$2]*([.B33]/100)^3" office:value-type="float" office:value="0.311364" calcext:value-type="float">
            <text:p>0.311364</text:p>
          </table:table-cell>
          <table:table-cell table:formula="of:=[.C33]-[.D33]" office:value-type="float" office:value="-0.00733861970560495" calcext:value-type="float">
            <text:p>-0.00733861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IF([.B34]&lt;=8;[.B34]/902.3; (([.B34]+16)/116)^3)" office:value-type="float" office:value="0.328016728853172" calcext:value-type="float">
            <text:p>0.3280167289</text:p>
          </table:table-cell>
          <table:table-cell table:formula="of:=[.$F$2]*([.B34]/100)^2 + [.$G$2]*([.B34]/100)^3" office:value-type="float" office:value="0.335872" calcext:value-type="float">
            <text:p>0.335872</text:p>
          </table:table-cell>
          <table:table-cell table:formula="of:=[.C34]-[.D34]" office:value-type="float" office:value="-0.00785527114682849" calcext:value-type="float">
            <text:p>-0.00785527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IF([.B35]&lt;=8;[.B35]/902.3; (([.B35]+16)/116)^3)" office:value-type="float" office:value="0.353238140145147" calcext:value-type="float">
            <text:p>0.3532381401</text:p>
          </table:table-cell>
          <table:table-cell table:formula="of:=[.$F$2]*([.B35]/100)^2 + [.$G$2]*([.B35]/100)^3" office:value-type="float" office:value="0.361548" calcext:value-type="float">
            <text:p>0.361548</text:p>
          </table:table-cell>
          <table:table-cell table:formula="of:=[.C35]-[.D35]" office:value-type="float" office:value="-0.00830985985485266" calcext:value-type="float">
            <text:p>-0.00830985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IF([.B36]&lt;=8;[.B36]/902.3; (([.B36]+16)/116)^3)" office:value-type="float" office:value="0.379720365738653" calcext:value-type="float">
            <text:p>0.3797203657</text:p>
          </table:table-cell>
          <table:table-cell table:formula="of:=[.$F$2]*([.B36]/100)^2 + [.$G$2]*([.B36]/100)^3" office:value-type="float" office:value="0.388416" calcext:value-type="float">
            <text:p>0.388416</text:p>
          </table:table-cell>
          <table:table-cell table:formula="of:=[.C36]-[.D36]" office:value-type="float" office:value="-0.0086956342613474" calcext:value-type="float">
            <text:p>-0.00869563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IF([.B37]&lt;=8;[.B37]/902.3; (([.B37]+16)/116)^3)" office:value-type="float" office:value="0.407494157202017" calcext:value-type="float">
            <text:p>0.4074941572</text:p>
          </table:table-cell>
          <table:table-cell table:formula="of:=[.$F$2]*([.B37]/100)^2 + [.$G$2]*([.B37]/100)^3" office:value-type="float" office:value="0.4165" calcext:value-type="float">
            <text:p>0.4165</text:p>
          </table:table-cell>
          <table:table-cell table:formula="of:=[.C37]-[.D37]" office:value-type="float" office:value="-0.00900584279798255" calcext:value-type="float">
            <text:p>-0.00900584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IF([.B38]&lt;=8;[.B38]/902.3; (([.B38]+16)/116)^3)" office:value-type="float" office:value="0.436590266103571" calcext:value-type="float">
            <text:p>0.4365902661</text:p>
          </table:table-cell>
          <table:table-cell table:formula="of:=[.$F$2]*([.B38]/100)^2 + [.$G$2]*([.B38]/100)^3" office:value-type="float" office:value="0.445824" calcext:value-type="float">
            <text:p>0.445824</text:p>
          </table:table-cell>
          <table:table-cell table:formula="of:=[.C38]-[.D38]" office:value-type="float" office:value="-0.00923373389642879" calcext:value-type="float">
            <text:p>-0.009233733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IF([.B39]&lt;=8;[.B39]/902.3; (([.B39]+16)/116)^3)" office:value-type="float" office:value="0.467039444011645" calcext:value-type="float">
            <text:p>0.467039444</text:p>
          </table:table-cell>
          <table:table-cell table:formula="of:=[.$F$2]*([.B39]/100)^2 + [.$G$2]*([.B39]/100)^3" office:value-type="float" office:value="0.476412" calcext:value-type="float">
            <text:p>0.476412</text:p>
          </table:table-cell>
          <table:table-cell table:formula="of:=[.C39]-[.D39]" office:value-type="float" office:value="-0.00937255598835535" calcext:value-type="float">
            <text:p>-0.0093725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IF([.B40]&lt;=8;[.B40]/902.3; (([.B40]+16)/116)^3)" office:value-type="float" office:value="0.498872442494567" calcext:value-type="float">
            <text:p>0.4988724425</text:p>
          </table:table-cell>
          <table:table-cell table:formula="of:=[.$F$2]*([.B40]/100)^2 + [.$G$2]*([.B40]/100)^3" office:value-type="float" office:value="0.508288" calcext:value-type="float">
            <text:p>0.508288</text:p>
          </table:table-cell>
          <table:table-cell table:formula="of:=[.C40]-[.D40]" office:value-type="float" office:value="-0.00941555750543277" calcext:value-type="float">
            <text:p>-0.00941555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IF([.B41]&lt;=8;[.B41]/902.3; (([.B41]+16)/116)^3)" office:value-type="float" office:value="0.532120013120669" calcext:value-type="float">
            <text:p>0.5321200131</text:p>
          </table:table-cell>
          <table:table-cell table:formula="of:=[.$F$2]*([.B41]/100)^2 + [.$G$2]*([.B41]/100)^3" office:value-type="float" office:value="0.541476" calcext:value-type="float">
            <text:p>0.541476</text:p>
          </table:table-cell>
          <table:table-cell table:formula="of:=[.C41]-[.D41]" office:value-type="float" office:value="-0.00935598687933103" calcext:value-type="float">
            <text:p>-0.00935598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IF([.B42]&lt;=8;[.B42]/902.3; (([.B42]+16)/116)^3)" office:value-type="float" office:value="0.56681290745828" calcext:value-type="float">
            <text:p>0.5668129075</text:p>
          </table:table-cell>
          <table:table-cell table:formula="of:=[.$F$2]*([.B42]/100)^2 + [.$G$2]*([.B42]/100)^3" office:value-type="float" office:value="0.576" calcext:value-type="float">
            <text:p>0.576</text:p>
          </table:table-cell>
          <table:table-cell table:formula="of:=[.C42]-[.D42]" office:value-type="float" office:value="-0.00918709254171968" calcext:value-type="float">
            <text:p>-0.00918709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IF([.B43]&lt;=8;[.B43]/902.3; (([.B43]+16)/116)^3)" office:value-type="float" office:value="0.602981877075731" calcext:value-type="float">
            <text:p>0.6029818771</text:p>
          </table:table-cell>
          <table:table-cell table:formula="of:=[.$F$2]*([.B43]/100)^2 + [.$G$2]*([.B43]/100)^3" office:value-type="float" office:value="0.611884" calcext:value-type="float">
            <text:p>0.611884</text:p>
          </table:table-cell>
          <table:table-cell table:formula="of:=[.C43]-[.D43]" office:value-type="float" office:value="-0.00890212292426895" calcext:value-type="float">
            <text:p>-0.00890212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IF([.B44]&lt;=8;[.B44]/902.3; (([.B44]+16)/116)^3)" office:value-type="float" office:value="0.64065767354135" calcext:value-type="float">
            <text:p>0.6406576735</text:p>
          </table:table-cell>
          <table:table-cell table:formula="of:=[.$F$2]*([.B44]/100)^2 + [.$G$2]*([.B44]/100)^3" office:value-type="float" office:value="0.649152" calcext:value-type="float">
            <text:p>0.649152</text:p>
          </table:table-cell>
          <table:table-cell table:formula="of:=[.C44]-[.D44]" office:value-type="float" office:value="-0.00849432645864945" calcext:value-type="float">
            <text:p>-0.00849432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IF([.B45]&lt;=8;[.B45]/902.3; (([.B45]+16)/116)^3)" office:value-type="float" office:value="0.67987104842347" calcext:value-type="float">
            <text:p>0.6798710484</text:p>
          </table:table-cell>
          <table:table-cell table:formula="of:=[.$F$2]*([.B45]/100)^2 + [.$G$2]*([.B45]/100)^3" office:value-type="float" office:value="0.687828" calcext:value-type="float">
            <text:p>0.687828</text:p>
          </table:table-cell>
          <table:table-cell table:formula="of:=[.C45]-[.D45]" office:value-type="float" office:value="-0.00795695157653031" calcext:value-type="float">
            <text:p>-0.00795695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IF([.B46]&lt;=8;[.B46]/902.3; (([.B46]+16)/116)^3)" office:value-type="float" office:value="0.720652753290418" calcext:value-type="float">
            <text:p>0.7206527533</text:p>
          </table:table-cell>
          <table:table-cell table:formula="of:=[.$F$2]*([.B46]/100)^2 + [.$G$2]*([.B46]/100)^3" office:value-type="float" office:value="0.727936" calcext:value-type="float">
            <text:p>0.727936</text:p>
          </table:table-cell>
          <table:table-cell table:formula="of:=[.C46]-[.D46]" office:value-type="float" office:value="-0.00728324670958203" calcext:value-type="float">
            <text:p>-0.00728324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IF([.B47]&lt;=8;[.B47]/902.3; (([.B47]+16)/116)^3)" office:value-type="float" office:value="0.763033539710525" calcext:value-type="float">
            <text:p>0.7630335397</text:p>
          </table:table-cell>
          <table:table-cell table:formula="of:=[.$F$2]*([.B47]/100)^2 + [.$G$2]*([.B47]/100)^3" office:value-type="float" office:value="0.7695" calcext:value-type="float">
            <text:p>0.7695</text:p>
          </table:table-cell>
          <table:table-cell table:formula="of:=[.C47]-[.D47]" office:value-type="float" office:value="-0.00646646028947473" calcext:value-type="float">
            <text:p>-0.00646646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IF([.B48]&lt;=8;[.B48]/902.3; (([.B48]+16)/116)^3)" office:value-type="float" office:value="0.807044159252122" calcext:value-type="float">
            <text:p>0.8070441593</text:p>
          </table:table-cell>
          <table:table-cell table:formula="of:=[.$F$2]*([.B48]/100)^2 + [.$G$2]*([.B48]/100)^3" office:value-type="float" office:value="0.812544" calcext:value-type="float">
            <text:p>0.812544</text:p>
          </table:table-cell>
          <table:table-cell table:formula="of:=[.C48]-[.D48]" office:value-type="float" office:value="-0.00549984074787824" calcext:value-type="float">
            <text:p>-0.00549984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IF([.B49]&lt;=8;[.B49]/902.3; (([.B49]+16)/116)^3)" office:value-type="float" office:value="0.852715363483538" calcext:value-type="float">
            <text:p>0.8527153635</text:p>
          </table:table-cell>
          <table:table-cell table:formula="of:=[.$F$2]*([.B49]/100)^2 + [.$G$2]*([.B49]/100)^3" office:value-type="float" office:value="0.857092" calcext:value-type="float">
            <text:p>0.857092</text:p>
          </table:table-cell>
          <table:table-cell table:formula="of:=[.C49]-[.D49]" office:value-type="float" office:value="-0.00437663651646225" calcext:value-type="float">
            <text:p>-0.00437663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IF([.B50]&lt;=8;[.B50]/902.3; (([.B50]+16)/116)^3)" office:value-type="float" office:value="0.900077903973103" calcext:value-type="float">
            <text:p>0.900077904</text:p>
          </table:table-cell>
          <table:table-cell table:formula="of:=[.$F$2]*([.B50]/100)^2 + [.$G$2]*([.B50]/100)^3" office:value-type="float" office:value="0.903168" calcext:value-type="float">
            <text:p>0.903168</text:p>
          </table:table-cell>
          <table:table-cell table:formula="of:=[.C50]-[.D50]" office:value-type="float" office:value="-0.00309009602689725" calcext:value-type="float">
            <text:p>-0.003090096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Q16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PWM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IF([.B51]&lt;=8;[.B51]/902.3; (([.B51]+16)/116)^3)" office:value-type="float" office:value="0.949162532289147" calcext:value-type="float">
            <text:p>0.9491625323</text:p>
          </table:table-cell>
          <table:table-cell table:formula="of:=[.$F$2]*([.B51]/100)^2 + [.$G$2]*([.B51]/100)^3" office:value-type="float" office:value="0.950796" calcext:value-type="float">
            <text:p>0.950796</text:p>
          </table:table-cell>
          <table:table-cell table:formula="of:=[.C51]-[.D51]" office:value-type="float" office:value="-0.00163346771085338" calcext:value-type="float">
            <text:p>-0.0016334677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formula="of:=[.H51]*65536" office:value-type="float" office:value="32768" calcext:value-type="float">
            <text:p>32768</text:p>
          </table:table-cell>
          <table:table-cell table:formula="of:=([.I51]*[.I51])/65536" office:value-type="float" office:value="16384" calcext:value-type="float">
            <text:p>16384</text:p>
          </table:table-cell>
          <table:table-cell table:formula="of:=([.I51]*[.J51])/65536" office:value-type="float" office:value="8192" calcext:value-type="float">
            <text:p>8192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IF([.B52]&lt;=8;[.B52]/902.3; (([.B52]+16)/116)^3)" office:value-type="float" office:value="1" calcext:value-type="float">
            <text:p>1</text:p>
          </table:table-cell>
          <table:table-cell table:formula="of:=[.$F$2]*([.B52]/100)^2 + [.$G$2]*([.B52]/100)^3" office:value-type="float" office:value="1" calcext:value-type="float">
            <text:p>1</text:p>
          </table:table-cell>
          <table:table-cell table:formula="of:=[.C52]-[.D52]" office:value-type="float" office:value="0" calcext:value-type="float">
            <text:p>0</text:p>
          </table:table-cell>
          <table:table-cell table:number-columns-repeated="4"/>
          <table:table-cell table:formula="of:=[.J51]/2" office:value-type="float" office:value="8192" calcext:value-type="float">
            <text:p>8192</text:p>
          </table:table-cell>
          <table:table-cell table:formula="of:=[.K51]/2" office:value-type="float" office:value="4096" calcext:value-type="float">
            <text:p>4096</text:p>
          </table:table-cell>
          <table:table-cell table:formula="of:=[.K52]+[.J52]" office:value-type="float" office:value="12288" calcext:value-type="float">
            <text:p>122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6-03-02T19:58:54.225843966</meta:creation-date>
    <dc:date>2016-03-02T21:10:11.170995427</dc:date>
    <dc:creator>Alex </dc:creator>
    <meta:editing-duration>PT10M24S</meta:editing-duration>
    <meta:editing-cycles>2</meta:editing-cycles>
    <meta:generator>LibreOffice/5.0.3.2$Linux_X86_64 LibreOffice_project/00m0$Build-2</meta:generator>
    <meta:document-statistic meta:table-count="1" meta:cell-count="2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617cm" svg:y="3.954cm" style:legend-expansion="high" chart:style-name="ch2"/>
        <chart:plot-area chart:style-name="ch3" table:cell-range-address="Ideal.B1:Ideal.D52" chart:data-source-has-labels="row" svg:x="0.319cm" svg:y="0.18cm" svg:width="11.979cm" svg:height="8.645cm">
          <chartooo:coordinate-region svg:x="1.046cm" svg:y="0.38cm" svg:width="10.972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deal.C2:Ideal.C52" chart:label-cell-address="Ideal.C1:Ideal.C1" chart:class="chart:scatter">
            <chart:domain table:cell-range-address="Ideal.B2:Ideal.B52"/>
            <chart:data-point chart:repeated="51"/>
          </chart:series>
          <chart:series chart:style-name="ch7" chart:values-cell-range-address="Ideal.D2:Ideal.D52" chart:label-cell-address="Ideal.D1:Ideal.D1" chart:class="chart:scatter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IELAB</text:p>
                <draw:g>
                  <svg:desc>Ideal.C1:Ideal.C1</svg:desc>
                </draw:g>
              </table:table-cell>
              <table:table-cell office:value-type="string">
                <text:p>Cubic Approx</text:p>
                <draw:g>
                  <svg:desc>Ideal.D1:Ideal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deal.B2:Ideal.B52</svg:desc>
                </draw:g>
              </table:table-cell>
              <table:table-cell office:value-type="float" office:value="0">
                <text:p>0</text:p>
                <draw:g>
                  <svg:desc>Ideal.C2:Ideal.C52</svg:desc>
                </draw:g>
              </table:table-cell>
              <table:table-cell office:value-type="float" office:value="0">
                <text:p>0</text:p>
                <draw:g>
                  <svg:desc>Ideal.D2:Ideal.D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221655768591378">
                <text:p>0.00221655768591378</text:p>
              </table:table-cell>
              <table:table-cell office:value-type="float" office:value="0.000204">
                <text:p>0.000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443311537182755">
                <text:p>0.00443311537182755</text:p>
              </table:table-cell>
              <table:table-cell office:value-type="float" office:value="0.000832">
                <text:p>0.000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00664967305774133">
                <text:p>0.00664967305774133</text:p>
              </table:table-cell>
              <table:table-cell office:value-type="float" office:value="0.001908">
                <text:p>0.0019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088662307436551">
                <text:p>0.0088662307436551</text:p>
              </table:table-cell>
              <table:table-cell office:value-type="float" office:value="0.003456">
                <text:p>0.0034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112601992701628">
                <text:p>0.011260199270162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0140637172495797">
                <text:p>0.0140637172495797</text:p>
              </table:table-cell>
              <table:table-cell office:value-type="float" office:value="0.008064">
                <text:p>0.0080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0172977571856165">
                <text:p>0.0172977571856165</text:p>
              </table:table-cell>
              <table:table-cell office:value-type="float" office:value="0.011172">
                <text:p>0.0111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20993070646603">
                <text:p>0.020993070646603</text:p>
              </table:table-cell>
              <table:table-cell office:value-type="float" office:value="0.014848">
                <text:p>0.0148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0.0251804092008692">
                <text:p>0.0251804092008692</text:p>
              </table:table-cell>
              <table:table-cell office:value-type="float" office:value="0.019116">
                <text:p>0.0191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0298905244167453">
                <text:p>0.0298905244167453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0.035154167862561">
                <text:p>0.035154167862561</text:p>
              </table:table-cell>
              <table:table-cell office:value-type="float" office:value="0.029524">
                <text:p>0.0295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0.0410020911066464">
                <text:p>0.0410020911066464</text:p>
              </table:table-cell>
              <table:table-cell office:value-type="float" office:value="0.035712">
                <text:p>0.0357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0.0474650457173316">
                <text:p>0.0474650457173316</text:p>
              </table:table-cell>
              <table:table-cell office:value-type="float" office:value="0.042588">
                <text:p>0.0425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0.0545737832629464">
                <text:p>0.0545737832629464</text:p>
              </table:table-cell>
              <table:table-cell office:value-type="float" office:value="0.050176">
                <text:p>0.0501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.0623590553118209">
                <text:p>0.0623590553118209</text:p>
              </table:table-cell>
              <table:table-cell office:value-type="float" office:value="0.0585">
                <text:p>0.05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0.070851613432285">
                <text:p>0.070851613432285</text:p>
              </table:table-cell>
              <table:table-cell office:value-type="float" office:value="0.067584">
                <text:p>0.0675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0.0800822091926688">
                <text:p>0.0800822091926688</text:p>
              </table:table-cell>
              <table:table-cell office:value-type="float" office:value="0.077452">
                <text:p>0.0774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0.0900815941613022">
                <text:p>0.0900815941613022</text:p>
              </table:table-cell>
              <table:table-cell office:value-type="float" office:value="0.088128">
                <text:p>0.088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0.100880519906515">
                <text:p>0.100880519906515</text:p>
              </table:table-cell>
              <table:table-cell office:value-type="float" office:value="0.099636">
                <text:p>0.0996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0.112509737996638">
                <text:p>0.112509737996638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0.125">
                <text:p>0.125</text:p>
              </table:table-cell>
              <table:table-cell office:value-type="float" office:value="0.125244">
                <text:p>0.1252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0.138382057484932">
                <text:p>0.138382057484932</text:p>
              </table:table-cell>
              <table:table-cell office:value-type="float" office:value="0.139392">
                <text:p>0.1393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0.152686662019763">
                <text:p>0.152686662019763</text:p>
              </table:table-cell>
              <table:table-cell office:value-type="float" office:value="0.154468">
                <text:p>0.1544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0.167944565172824">
                <text:p>0.167944565172824</text:p>
              </table:table-cell>
              <table:table-cell office:value-type="float" office:value="0.170496">
                <text:p>0.1704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0.184186518512444">
                <text:p>0.184186518512444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">
                <text:p>52</text:p>
              </table:table-cell>
              <table:table-cell office:value-type="float" office:value="0.201443273606954">
                <text:p>0.201443273606954</text:p>
              </table:table-cell>
              <table:table-cell office:value-type="float" office:value="0.205504">
                <text:p>0.2055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219745582024683">
                <text:p>0.219745582024683</text:p>
              </table:table-cell>
              <table:table-cell office:value-type="float" office:value="0.224532">
                <text:p>0.2245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0.239124195333962">
                <text:p>0.239124195333962</text:p>
              </table:table-cell>
              <table:table-cell office:value-type="float" office:value="0.244608">
                <text:p>0.2446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0.25960986510312">
                <text:p>0.25960986510312</text:p>
              </table:table-cell>
              <table:table-cell office:value-type="float" office:value="0.265756">
                <text:p>0.2657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0.281233342900488">
                <text:p>0.281233342900488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0.304025380294395">
                <text:p>0.304025380294395</text:p>
              </table:table-cell>
              <table:table-cell office:value-type="float" office:value="0.311364">
                <text:p>0.3113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">
                <text:p>64</text:p>
              </table:table-cell>
              <table:table-cell office:value-type="float" office:value="0.328016728853172">
                <text:p>0.328016728853172</text:p>
              </table:table-cell>
              <table:table-cell office:value-type="float" office:value="0.335872">
                <text:p>0.3358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">
                <text:p>66</text:p>
              </table:table-cell>
              <table:table-cell office:value-type="float" office:value="0.353238140145147">
                <text:p>0.353238140145147</text:p>
              </table:table-cell>
              <table:table-cell office:value-type="float" office:value="0.361548">
                <text:p>0.3615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">
                <text:p>68</text:p>
              </table:table-cell>
              <table:table-cell office:value-type="float" office:value="0.379720365738653">
                <text:p>0.379720365738653</text:p>
              </table:table-cell>
              <table:table-cell office:value-type="float" office:value="0.388416">
                <text:p>0.3884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">
                <text:p>70</text:p>
              </table:table-cell>
              <table:table-cell office:value-type="float" office:value="0.407494157202017">
                <text:p>0.407494157202017</text:p>
              </table:table-cell>
              <table:table-cell office:value-type="float" office:value="0.4165">
                <text:p>0.4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">
                <text:p>72</text:p>
              </table:table-cell>
              <table:table-cell office:value-type="float" office:value="0.436590266103571">
                <text:p>0.436590266103571</text:p>
              </table:table-cell>
              <table:table-cell office:value-type="float" office:value="0.445824">
                <text:p>0.4458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">
                <text:p>74</text:p>
              </table:table-cell>
              <table:table-cell office:value-type="float" office:value="0.467039444011645">
                <text:p>0.467039444011645</text:p>
              </table:table-cell>
              <table:table-cell office:value-type="float" office:value="0.476412">
                <text:p>0.4764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">
                <text:p>76</text:p>
              </table:table-cell>
              <table:table-cell office:value-type="float" office:value="0.498872442494567">
                <text:p>0.498872442494567</text:p>
              </table:table-cell>
              <table:table-cell office:value-type="float" office:value="0.508288">
                <text:p>0.5082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">
                <text:p>78</text:p>
              </table:table-cell>
              <table:table-cell office:value-type="float" office:value="0.532120013120669">
                <text:p>0.532120013120669</text:p>
              </table:table-cell>
              <table:table-cell office:value-type="float" office:value="0.541476">
                <text:p>0.5414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">
                <text:p>80</text:p>
              </table:table-cell>
              <table:table-cell office:value-type="float" office:value="0.56681290745828">
                <text:p>0.56681290745828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">
                <text:p>82</text:p>
              </table:table-cell>
              <table:table-cell office:value-type="float" office:value="0.602981877075731">
                <text:p>0.602981877075731</text:p>
              </table:table-cell>
              <table:table-cell office:value-type="float" office:value="0.611884">
                <text:p>0.6118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">
                <text:p>84</text:p>
              </table:table-cell>
              <table:table-cell office:value-type="float" office:value="0.64065767354135">
                <text:p>0.64065767354135</text:p>
              </table:table-cell>
              <table:table-cell office:value-type="float" office:value="0.649152">
                <text:p>0.6491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">
                <text:p>86</text:p>
              </table:table-cell>
              <table:table-cell office:value-type="float" office:value="0.67987104842347">
                <text:p>0.67987104842347</text:p>
              </table:table-cell>
              <table:table-cell office:value-type="float" office:value="0.687828">
                <text:p>0.6878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">
                <text:p>88</text:p>
              </table:table-cell>
              <table:table-cell office:value-type="float" office:value="0.720652753290418">
                <text:p>0.720652753290418</text:p>
              </table:table-cell>
              <table:table-cell office:value-type="float" office:value="0.727936">
                <text:p>0.7279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">
                <text:p>90</text:p>
              </table:table-cell>
              <table:table-cell office:value-type="float" office:value="0.763033539710525">
                <text:p>0.763033539710525</text:p>
              </table:table-cell>
              <table:table-cell office:value-type="float" office:value="0.7695">
                <text:p>0.76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">
                <text:p>92</text:p>
              </table:table-cell>
              <table:table-cell office:value-type="float" office:value="0.807044159252122">
                <text:p>0.807044159252122</text:p>
              </table:table-cell>
              <table:table-cell office:value-type="float" office:value="0.812544">
                <text:p>0.8125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">
                <text:p>94</text:p>
              </table:table-cell>
              <table:table-cell office:value-type="float" office:value="0.852715363483538">
                <text:p>0.852715363483538</text:p>
              </table:table-cell>
              <table:table-cell office:value-type="float" office:value="0.857092">
                <text:p>0.8570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">
                <text:p>96</text:p>
              </table:table-cell>
              <table:table-cell office:value-type="float" office:value="0.900077903973103">
                <text:p>0.900077903973103</text:p>
              </table:table-cell>
              <table:table-cell office:value-type="float" office:value="0.903168">
                <text:p>0.9031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">
                <text:p>98</text:p>
              </table:table-cell>
              <table:table-cell office:value-type="float" office:value="0.949162532289147">
                <text:p>0.949162532289147</text:p>
              </table:table-cell>
              <table:table-cell office:value-type="float" office:value="0.950796">
                <text:p>0.9507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913cm" svg:y="4.204cm" style:legend-expansion="high" chart:style-name="ch2"/>
        <chart:plot-area chart:style-name="ch3" table:cell-range-address="Ideal.B1:Ideal.B52 Ideal.E1:Ideal.E52" chart:data-source-has-labels="row" svg:x="0.319cm" svg:y="0.18cm" svg:width="13.275cm" svg:height="8.646cm">
          <chartooo:coordinate-region svg:x="1.523cm" svg:y="0.379cm" svg:width="11.791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deal.E2:Ideal.E52" chart:label-cell-address="Ideal.E1:Ideal.E1" chart:class="chart:scatter">
            <chart:domain table:cell-range-address="Ideal.B2:Ideal.B52"/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rror</text:p>
                <draw:g>
                  <svg:desc>Ideal.E1:Ideal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deal.B2:Ideal.B52</svg:desc>
                </draw:g>
              </table:table-cell>
              <table:table-cell office:value-type="float" office:value="0">
                <text:p>0</text:p>
                <draw:g>
                  <svg:desc>Ideal.E2:Ideal.E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201255768591378">
                <text:p>0.002012557685913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360111537182755">
                <text:p>0.00360111537182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00474167305774133">
                <text:p>0.004741673057741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054102307436551">
                <text:p>0.00541023074365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0576019927016278">
                <text:p>0.00576019927016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00599971724957973">
                <text:p>0.00599971724957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00612575718561647">
                <text:p>0.006125757185616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614507064660298">
                <text:p>0.006145070646602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0.00606440920086924">
                <text:p>0.006064409200869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00589052441674525">
                <text:p>0.005890524416745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0.00563016786256099">
                <text:p>0.005630167862560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0.00529009110664645">
                <text:p>0.005290091106646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0.00487704571733159">
                <text:p>0.00487704571733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0.00439778326294639">
                <text:p>0.004397783262946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.00385905531182092">
                <text:p>0.003859055311820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0.00326761343228504">
                <text:p>0.003267613432285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0.00263020919266879">
                <text:p>0.002630209192668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0.00195359416130224">
                <text:p>0.001953594161302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0.00124451990651522">
                <text:p>0.001244519906515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0.000509737996637824">
                <text:p>0.0005097379966378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-0.000243999999999966">
                <text:p>-0.0002439999999999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-0.00100994251506822">
                <text:p>-0.001009942515068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-0.00178133798023702">
                <text:p>-0.001781337980237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-0.00255143482717618">
                <text:p>-0.002551434827176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-0.00331348148755584">
                <text:p>-0.003313481487555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">
                <text:p>52</text:p>
              </table:table-cell>
              <table:table-cell office:value-type="float" office:value="-0.00406072639304611">
                <text:p>-0.004060726393046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-0.00478641797531676">
                <text:p>-0.004786417975316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-0.00548380466603798">
                <text:p>-0.005483804666037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-0.00614613489687965">
                <text:p>-0.006146134896879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-0.00676665709951207">
                <text:p>-0.006766657099512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-0.00733861970560495">
                <text:p>-0.007338619705604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">
                <text:p>64</text:p>
              </table:table-cell>
              <table:table-cell office:value-type="float" office:value="-0.00785527114682849">
                <text:p>-0.007855271146828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">
                <text:p>66</text:p>
              </table:table-cell>
              <table:table-cell office:value-type="float" office:value="-0.00830985985485266">
                <text:p>-0.008309859854852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">
                <text:p>68</text:p>
              </table:table-cell>
              <table:table-cell office:value-type="float" office:value="-0.0086956342613474">
                <text:p>-0.00869563426134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">
                <text:p>70</text:p>
              </table:table-cell>
              <table:table-cell office:value-type="float" office:value="-0.00900584279798255">
                <text:p>-0.009005842797982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">
                <text:p>72</text:p>
              </table:table-cell>
              <table:table-cell office:value-type="float" office:value="-0.00923373389642879">
                <text:p>-0.009233733896428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">
                <text:p>74</text:p>
              </table:table-cell>
              <table:table-cell office:value-type="float" office:value="-0.00937255598835535">
                <text:p>-0.009372555988355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">
                <text:p>76</text:p>
              </table:table-cell>
              <table:table-cell office:value-type="float" office:value="-0.00941555750543277">
                <text:p>-0.009415557505432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">
                <text:p>78</text:p>
              </table:table-cell>
              <table:table-cell office:value-type="float" office:value="-0.00935598687933103">
                <text:p>-0.009355986879331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">
                <text:p>80</text:p>
              </table:table-cell>
              <table:table-cell office:value-type="float" office:value="-0.00918709254171968">
                <text:p>-0.009187092541719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">
                <text:p>82</text:p>
              </table:table-cell>
              <table:table-cell office:value-type="float" office:value="-0.00890212292426895">
                <text:p>-0.008902122924268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">
                <text:p>84</text:p>
              </table:table-cell>
              <table:table-cell office:value-type="float" office:value="-0.00849432645864945">
                <text:p>-0.008494326458649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">
                <text:p>86</text:p>
              </table:table-cell>
              <table:table-cell office:value-type="float" office:value="-0.00795695157653031">
                <text:p>-0.007956951576530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">
                <text:p>88</text:p>
              </table:table-cell>
              <table:table-cell office:value-type="float" office:value="-0.00728324670958203">
                <text:p>-0.007283246709582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">
                <text:p>90</text:p>
              </table:table-cell>
              <table:table-cell office:value-type="float" office:value="-0.00646646028947473">
                <text:p>-0.006466460289474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">
                <text:p>92</text:p>
              </table:table-cell>
              <table:table-cell office:value-type="float" office:value="-0.00549984074787824">
                <text:p>-0.005499840747878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">
                <text:p>94</text:p>
              </table:table-cell>
              <table:table-cell office:value-type="float" office:value="-0.00437663651646225">
                <text:p>-0.004376636516462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">
                <text:p>96</text:p>
              </table:table-cell>
              <table:table-cell office:value-type="float" office:value="-0.00309009602689725">
                <text:p>-0.003090096026897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">
                <text:p>98</text:p>
              </table:table-cell>
              <table:table-cell office:value-type="float" office:value="-0.00163346771085338">
                <text:p>-0.001633467710853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